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3.198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5.876cm"/>
    </style:style>
    <style:style style:name="co14" style:family="table-column">
      <style:table-column-properties fo:break-before="auto" style:column-width="3.089cm"/>
    </style:style>
    <style:style style:name="co15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.037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0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04" table:default-cell-style-name="Default"/>
        <table:table-row table:style-name="ro1">
          <table:table-cell table:style-name="ce9" office:value-type="string">
            <text:p>N</text:p>
          </table:table-cell>
          <table:table-cell table:style-name="ce3" office:value-type="string">
            <text:p>Apellido 1</text:p>
          </table:table-cell>
          <table:table-cell table:style-name="ce3" office:value-type="string">
            <text:p>Apellido2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twitter</text:p>
          </table:table-cell>
          <table:table-cell table:style-name="ce3" office:value-type="string">
            <text:p>diigo</text:p>
          </table:table-cell>
          <table:table-cell table:style-name="ce3"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beiro</text:p>
          </table:table-cell>
          <table:table-cell office:value-type="string">
            <text:p>Ifrain</text:p>
          </table:table-cell>
          <table:table-cell office:value-type="string">
            <text:p>Gonzalo</text:p>
          </table:table-cell>
          <table:table-cell office:value-type="string">
            <text:p>cambeiro.gonzalo93@gmail.com</text:p>
          </table:table-cell>
          <table:table-cell office:value-type="string">
            <text:p>gonzamaste</text:p>
          </table:table-cell>
          <table:table-cell office:value-type="string">
            <text:p>gonzamaste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urra</text:p>
          </table:table-cell>
          <table:table-cell office:value-type="string">
            <text:p>Manzano</text:p>
          </table:table-cell>
          <table:table-cell office:value-type="string">
            <text:p>Carlos Daniel</text:p>
          </table:table-cell>
          <table:table-cell office:value-type="string">
            <text:p>cdani20@gmail.com</text:p>
          </table:table-cell>
          <table:table-cell table:number-columns-repeated="2" office:value-type="string">
            <text:p>cdani20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íaz</text:p>
          </table:table-cell>
          <table:table-cell office:value-type="string">
            <text:p>Castellano</text:p>
          </table:table-cell>
          <table:table-cell office:value-type="string">
            <text:p>Raúl Samuel</text:p>
          </table:table-cell>
          <table:table-cell office:value-type="string">
            <text:p>raulsamuel15@gmail.com</text:p>
          </table:table-cell>
          <table:table-cell table:number-columns-repeated="2" office:value-type="string">
            <text:p>raulsamuel15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uque</text:p>
          </table:table-cell>
          <table:table-cell office:value-type="string">
            <text:p>Armas</text:p>
          </table:table-cell>
          <table:table-cell office:value-type="string">
            <text:p>Darío</text:p>
          </table:table-cell>
          <table:table-cell table:style-name="ce10" office:value-type="string">
            <text:p>dario.duque19@gmail.com</text:p>
          </table:table-cell>
          <table:table-cell table:style-name="ce10" office:value-type="string">
            <text:p>DarioDuqueArmas</text:p>
          </table:table-cell>
          <table:table-cell table:style-name="ce10" office:value-type="string">
            <text:p>darioduque19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onzález</text:p>
          </table:table-cell>
          <table:table-cell office:value-type="string">
            <text:p>Bravo</text:p>
          </table:table-cell>
          <table:table-cell office:value-type="string">
            <text:p>Nicolás</text:p>
          </table:table-cell>
          <table:table-cell office:value-type="string">
            <text:p>nicolas1990bravo@gmail.com</text:p>
          </table:table-cell>
          <table:table-cell office:value-type="string">
            <text:p>nicolas1990gb</text:p>
          </table:table-cell>
          <table:table-cell office:value-type="string">
            <text:p>nicolasbravo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ra</text:p>
          </table:table-cell>
          <table:table-cell office:value-type="string">
            <text:p>Hidalgo</text:p>
          </table:table-cell>
          <table:table-cell office:value-type="string">
            <text:p>Ricardo</text:p>
          </table:table-cell>
          <table:table-cell office:value-type="string">
            <text:p>mc.kassidy@gmail.com</text:p>
          </table:table-cell>
          <table:table-cell office:value-type="string">
            <text:p>kassidy_0</text:p>
          </table:table-cell>
          <table:table-cell office:value-type="string">
            <text:p>kassidy1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e</text:p>
          </table:table-cell>
          <table:table-cell office:value-type="string">
            <text:p>Ramírez</text:p>
          </table:table-cell>
          <table:table-cell office:value-type="string">
            <text:p>Daniel José</text:p>
          </table:table-cell>
          <table:table-cell office:value-type="string">
            <text:p>zdanii117@gmail.com</text:p>
          </table:table-cell>
          <table:table-cell office:value-type="string">
            <text:p>zdANNii7</text:p>
          </table:table-cell>
          <table:table-cell office:value-type="string">
            <text:p>danii7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on</text:p>
          </table:table-cell>
          <table:table-cell office:value-type="string">
            <text:p>torres</text:p>
          </table:table-cell>
          <table:table-cell office:value-type="string">
            <text:p>brandol</text:p>
          </table:table-cell>
          <table:table-cell office:value-type="string">
            <text:p>brandolleon@gmail.com</text:p>
          </table:table-cell>
          <table:table-cell office:value-type="string">
            <text:p>brandolleon</text:p>
          </table:table-cell>
          <table:table-cell office:value-type="string">
            <text:p>brandolleon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rtin</text:p>
          </table:table-cell>
          <table:table-cell office:value-type="string">
            <text:p>betancor</text:p>
          </table:table-cell>
          <table:table-cell office:value-type="string">
            <text:p>daniel</text:p>
          </table:table-cell>
          <table:table-cell office:value-type="string">
            <text:p>daniorzola@gmail.com</text:p>
          </table:table-cell>
          <table:table-cell office:value-type="string">
            <text:p>daniorzola</text:p>
          </table:table-cell>
          <table:table-cell office:value-type="string">
            <text:p>daniorzola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mírez</text:p>
          </table:table-cell>
          <table:table-cell office:value-type="string">
            <text:p>Acosta</text:p>
          </table:table-cell>
          <table:table-cell office:value-type="string">
            <text:p>Samuel</text:p>
          </table:table-cell>
          <table:table-cell office:value-type="string">
            <text:p><text:a xlink:href="mailto:samuel.ramirezacosta@gmail.com">samuel.ramirezacosta@gmail.com</text:a></text:p>
          </table:table-cell>
          <table:table-cell office:value-type="string">
            <text:p>Samuel_13</text:p>
          </table:table-cell>
          <table:table-cell office:value-type="string">
            <text:p>samramaco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ios</text:p>
          </table:table-cell>
          <table:table-cell table:number-columns-repeated="2" office:value-type="string">
            <text:p>Miguel</text:p>
          </table:table-cell>
          <table:table-cell office:value-type="string">
            <text:p>eynos23@gmail.com</text:p>
          </table:table-cell>
          <table:table-cell office:value-type="string">
            <text:p>Eynos</text:p>
          </table:table-cell>
          <table:table-cell office:value-type="string">
            <text:p>Eynos23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argas</text:p>
          </table:table-cell>
          <table:table-cell office:value-type="string">
            <text:p>cabrera</text:p>
          </table:table-cell>
          <table:table-cell office:value-type="string">
            <text:p>dayron</text:p>
          </table:table-cell>
          <table:table-cell office:value-type="string">
            <text:p>dayron2910@gmail.com</text:p>
          </table:table-cell>
          <table:table-cell table:number-columns-repeated="2" office:value-type="string">
            <text:p>dayron2910</text:p>
          </table:table-cell>
          <table:table-cell table:number-columns-repeated="1004"/>
        </table:table-row>
        <table:table-row table:style-name="ro1" table:number-rows-repeated="1048562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altas" table:style-name="ta1" table:print="false">
        <office:forms form:automatic-focus="false" form:apply-design-mode="false"/>
        <table:table-column table:style-name="co16" table:default-cell-style-name="Default"/>
        <table:table-column table:style-name="co8" table:number-columns-repeated="3" table:default-cell-style-name="Default"/>
        <table:table-column table:style-name="co17" table:number-columns-repeated="28" table:default-cell-style-name="ce12"/>
        <table:table-column table:style-name="co18" table:number-columns-repeated="152" table:default-cell-style-name="ce12"/>
        <table:table-column table:style-name="co8" table:number-columns-repeated="840" table:default-cell-style-name="Default"/>
        <table:table-row table:style-name="ro1">
          <table:table-cell table:number-columns-repeated="3"/>
          <table:table-cell table:style-name="ce7" office:value-type="string">
            <text:p>U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Mes</text:p>
          </table:table-cell>
          <table:table-cell table:style-name="ce13" office:value-type="string" table:number-columns-spanned="10" table:number-rows-spanned="1">
            <text:p>SEPTIEMBRE</text:p>
          </table:table-cell>
          <table:covered-table-cell table:number-columns-repeated="9"/>
          <table:table-cell table:style-name="ce13" office:value-type="string" table:number-columns-spanned="15" table:number-rows-spanned="1">
            <text:p>OCTUBRE</text:p>
          </table:table-cell>
          <table:covered-table-cell table:number-columns-repeated="14"/>
          <table:table-cell/>
          <table:table-cell table:style-name="ce13" office:value-type="string" table:number-columns-spanned="17" table:number-rows-spanned="1">
            <text:p>NOVIEMBRE</text:p>
          </table:table-cell>
          <table:covered-table-cell table:number-columns-repeated="16"/>
          <table:table-cell table:style-name="ce13" office:value-type="string" table:number-columns-spanned="11" table:number-rows-spanned="1">
            <text:p>DICIEMBRE</text:p>
          </table:table-cell>
          <table:covered-table-cell table:number-columns-repeated="10"/>
          <table:table-cell table:number-columns-repeated="966"/>
        </table:table-row>
        <table:table-row table:style-name="ro1">
          <table:table-cell table:style-name="ce5" table:formula="of:=[datos.A1]" office:value-type="string" office:string-value="N">
            <text:p>N</text:p>
          </table:table-cell>
          <table:table-cell table:style-name="ce8" table:formula="of:=[datos.B1]" office:value-type="string" office:string-value="Apellido 1">
            <text:p>Apellido 1</text:p>
          </table:table-cell>
          <table:table-cell table:style-name="ce8" table:formula="of:=[datos.C1]" office:value-type="string" office:string-value="Apellido2">
            <text:p>Apellido2</text:p>
          </table:table-cell>
          <table:table-cell table:style-name="ce8" table:formula="of:=[datos.D1]" office:value-type="string" office:string-value="Nombre">
            <text:p>Nombre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number-columns-repeated="2" table:style-name="ce6" office:value-type="float" office:value="25">
            <text:p>2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table:number-columns-repeated="7"/>
          <table:table-cell table:number-columns-repeated="959"/>
        </table:table-row>
        <table:table-row table:style-name="ro1">
          <table:table-cell table:style-name="ce6" table:formula="of:=[datos.A2]" office:value-type="float" office:value="1">
            <text:p>1</text:p>
          </table:table-cell>
          <table:table-cell table:style-name="ce11" table:formula="of:=[datos.B2]" office:value-type="string" office:string-value="Cambeiro">
            <text:p>Cambeiro</text:p>
          </table:table-cell>
          <table:table-cell table:style-name="ce11" table:formula="of:=[datos.C2]" office:value-type="string" office:string-value="Ifrain">
            <text:p>Ifrain</text:p>
          </table:table-cell>
          <table:table-cell table:style-name="ce11" table:formula="of:=[datos.D2]" office:value-type="string" office:string-value="Gonzalo">
            <text:p>Gonzalo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2"/>
          <table:table-cell table:style-name="ce6" office:value-type="string">
            <text:p>S</text:p>
          </table:table-cell>
          <table:table-cell table:style-name="ce6" table:number-columns-repeated="8"/>
          <table:table-cell table:style-name="ce17"/>
          <table:table-cell table:style-name="ce6" table:number-columns-repeated="47"/>
          <table:table-cell table:number-columns-repeated="959"/>
        </table:table-row>
        <table:table-row table:style-name="ro1">
          <table:table-cell table:style-name="ce6" table:formula="of:=[datos.A3]" office:value-type="float" office:value="2">
            <text:p>2</text:p>
          </table:table-cell>
          <table:table-cell table:style-name="ce11" table:formula="of:=[datos.B3]" office:value-type="string" office:string-value="Chaurra">
            <text:p>Chaurra</text:p>
          </table:table-cell>
          <table:table-cell table:style-name="ce11" table:formula="of:=[datos.C3]" office:value-type="string" office:string-value="Manzano">
            <text:p>Manzano</text:p>
          </table:table-cell>
          <table:table-cell table:style-name="ce11" table:formula="of:=[datos.D3]" office:value-type="string" office:string-value="Carlos Daniel">
            <text:p>Carlos Daniel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11"/>
          <table:table-cell table:style-name="ce17"/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5"/>
          <table:table-cell table:style-name="ce6" office:value-type="string">
            <text:p>F</text:p>
          </table:table-cell>
          <table:table-cell table:style-name="ce6" table:number-columns-repeated="5"/>
          <table:table-cell table:style-name="ce6" office:value-type="string">
            <text:p>F</text:p>
          </table:table-cell>
          <table:table-cell table:style-name="ce6" table:number-columns-repeated="32"/>
          <table:table-cell table:number-columns-repeated="959"/>
        </table:table-row>
        <table:table-row table:style-name="ro1">
          <table:table-cell table:style-name="ce6" table:formula="of:=[datos.A4]" office:value-type="float" office:value="3">
            <text:p>3</text:p>
          </table:table-cell>
          <table:table-cell table:style-name="ce11" table:formula="of:=[datos.B4]" office:value-type="string" office:string-value="Díaz">
            <text:p>Díaz</text:p>
          </table:table-cell>
          <table:table-cell table:style-name="ce11" table:formula="of:=[datos.C4]" office:value-type="string" office:string-value="Castellano">
            <text:p>Castellano</text:p>
          </table:table-cell>
          <table:table-cell table:style-name="ce11" table:formula="of:=[datos.D4]" office:value-type="string" office:string-value="Raúl Samuel">
            <text:p>Raúl Samu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4"/>
          <table:table-cell table:style-name="ce6" office:value-type="string">
            <text:p>S</text:p>
          </table:table-cell>
          <table:table-cell table:style-name="ce6" table:number-columns-repeated="6"/>
          <table:table-cell table:style-name="ce17"/>
          <table:table-cell table:style-name="ce6" table:number-columns-repeated="11"/>
          <table:table-cell table:style-name="ce6" office:value-type="string">
            <text:p>F</text:p>
          </table:table-cell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32"/>
          <table:table-cell table:number-columns-repeated="959"/>
        </table:table-row>
        <table:table-row table:style-name="ro1">
          <table:table-cell table:style-name="ce6" table:formula="of:=[datos.A5]" office:value-type="float" office:value="4">
            <text:p>4</text:p>
          </table:table-cell>
          <table:table-cell table:style-name="ce11" table:formula="of:=[datos.B5]" office:value-type="string" office:string-value="Duque">
            <text:p>Duque</text:p>
          </table:table-cell>
          <table:table-cell table:style-name="ce11" table:formula="of:=[datos.C5]" office:value-type="string" office:string-value="Armas">
            <text:p>Armas</text:p>
          </table:table-cell>
          <table:table-cell table:style-name="ce11" table:formula="of:=[datos.D5]" office:value-type="string" office:string-value="Darío">
            <text:p>Darío</text:p>
          </table:table-cell>
          <table:table-cell table:number-columns-repeated="3" table:style-name="ce6" office:value-type="string">
            <text:p>F</text:p>
          </table:table-cell>
          <table:table-cell table:style-name="ce6" table:number-columns-repeated="10"/>
          <table:table-cell table:style-name="ce17"/>
          <table:table-cell table:style-name="ce6" office:value-type="string">
            <text:p>F</text:p>
          </table:table-cell>
          <table:table-cell table:style-name="ce6" table:number-columns-repeated="10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6]" office:value-type="float" office:value="5">
            <text:p>5</text:p>
          </table:table-cell>
          <table:table-cell table:style-name="ce11" table:formula="of:=[datos.B6]" office:value-type="string" office:string-value="González">
            <text:p>González</text:p>
          </table:table-cell>
          <table:table-cell table:style-name="ce11" table:formula="of:=[datos.C6]" office:value-type="string" office:string-value="Bravo">
            <text:p>Bravo</text:p>
          </table:table-cell>
          <table:table-cell table:style-name="ce11" table:formula="of:=[datos.D6]" office:value-type="string" office:string-value="Nicolás">
            <text:p>Nicolás</text:p>
          </table:table-cell>
          <table:table-cell table:number-columns-repeated="2" table:style-name="ce6" office:value-type="string">
            <text:p>F</text:p>
          </table:table-cell>
          <table:table-cell table:style-name="ce6"/>
          <table:table-cell table:style-name="ce6" office:value-type="string">
            <text:p>S</text:p>
          </table:table-cell>
          <table:table-cell table:style-name="ce6" table:number-columns-repeated="9"/>
          <table:table-cell table:style-name="ce17"/>
          <table:table-cell table:style-name="ce6" table:number-columns-repeated="2"/>
          <table:table-cell table:style-name="ce6" office:value-type="string">
            <text:p>F</text:p>
          </table:table-cell>
          <table:table-cell table:style-name="ce6" table:number-columns-repeated="8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7]" office:value-type="float" office:value="6">
            <text:p>6</text:p>
          </table:table-cell>
          <table:table-cell table:style-name="ce11" table:formula="of:=[datos.B7]" office:value-type="string" office:string-value="Jara">
            <text:p>Jara</text:p>
          </table:table-cell>
          <table:table-cell table:style-name="ce11" table:formula="of:=[datos.C7]" office:value-type="string" office:string-value="Hidalgo">
            <text:p>Hidalgo</text:p>
          </table:table-cell>
          <table:table-cell table:style-name="ce11" table:formula="of:=[datos.D7]" office:value-type="string" office:string-value="Ricardo">
            <text:p>Ricardo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S</text:p>
          </table:table-cell>
          <table:table-cell table:style-name="ce6" table:number-columns-repeated="10"/>
          <table:table-cell table:style-name="ce17"/>
          <table:table-cell table:style-name="ce6"/>
          <table:table-cell table:number-columns-repeated="2" table:style-name="ce6" office:value-type="string">
            <text:p>S</text:p>
          </table:table-cell>
          <table:table-cell table:style-name="ce6" table:number-columns-repeated="44"/>
          <table:table-cell table:number-columns-repeated="959"/>
        </table:table-row>
        <table:table-row table:style-name="ro1">
          <table:table-cell table:style-name="ce6" table:formula="of:=[datos.A8]" office:value-type="float" office:value="7">
            <text:p>7</text:p>
          </table:table-cell>
          <table:table-cell table:style-name="ce11" table:formula="of:=[datos.B8]" office:value-type="string" office:string-value="Lee">
            <text:p>Lee</text:p>
          </table:table-cell>
          <table:table-cell table:style-name="ce11" table:formula="of:=[datos.C8]" office:value-type="string" office:string-value="Ramírez">
            <text:p>Ramírez</text:p>
          </table:table-cell>
          <table:table-cell table:style-name="ce11" table:formula="of:=[datos.D8]" office:value-type="string" office:string-value="Daniel José">
            <text:p>Daniel José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11"/>
          <table:table-cell table:style-name="ce17"/>
          <table:table-cell table:style-name="ce6" table:number-columns-repeated="11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9]" office:value-type="float" office:value="8">
            <text:p>8</text:p>
          </table:table-cell>
          <table:table-cell table:style-name="ce11" table:formula="of:=[datos.B9]" office:value-type="string" office:string-value="leon">
            <text:p>leon</text:p>
          </table:table-cell>
          <table:table-cell table:style-name="ce11" table:formula="of:=[datos.C9]" office:value-type="string" office:string-value="torres">
            <text:p>torres</text:p>
          </table:table-cell>
          <table:table-cell table:style-name="ce11" table:formula="of:=[datos.D9]" office:value-type="string" office:string-value="brandol">
            <text:p>brandol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4"/>
          <table:table-cell table:style-name="ce6" office:value-type="string">
            <text:p>F</text:p>
          </table:table-cell>
          <table:table-cell table:style-name="ce6" table:number-columns-repeated="2"/>
          <table:table-cell table:number-columns-repeated="4" table:style-name="ce6" office:value-type="string">
            <text:p>S</text:p>
          </table:table-cell>
          <table:table-cell table:style-name="ce17" office:value-type="string">
            <text:p>S</text:p>
          </table:table-cell>
          <table:table-cell table:style-name="ce6" table:number-columns-repeated="14"/>
          <table:table-cell table:style-name="ce6" office:value-type="string">
            <text:p>F</text:p>
          </table:table-cell>
          <table:table-cell table:style-name="ce6" table:number-columns-repeated="32"/>
          <table:table-cell table:number-columns-repeated="959"/>
        </table:table-row>
        <table:table-row table:style-name="ro1">
          <table:table-cell table:style-name="ce6" table:formula="of:=[datos.A10]" office:value-type="float" office:value="9">
            <text:p>9</text:p>
          </table:table-cell>
          <table:table-cell table:style-name="ce11" table:formula="of:=[datos.B10]" office:value-type="string" office:string-value="martin">
            <text:p>martin</text:p>
          </table:table-cell>
          <table:table-cell table:style-name="ce11" table:formula="of:=[datos.C10]" office:value-type="string" office:string-value="betancor">
            <text:p>betancor</text:p>
          </table:table-cell>
          <table:table-cell table:style-name="ce11" table:formula="of:=[datos.D10]" office:value-type="string" office:string-value="daniel">
            <text:p>dani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3"/>
          <table:table-cell table:style-name="ce6" office:value-type="string">
            <text:p>F</text:p>
          </table:table-cell>
          <table:table-cell table:style-name="ce6" table:number-columns-repeated="5"/>
          <table:table-cell table:number-columns-repeated="2" table:style-name="ce6" office:value-type="string">
            <text:p>F</text:p>
          </table:table-cell>
          <table:table-cell table:style-name="ce17"/>
          <table:table-cell table:number-columns-repeated="3" table:style-name="ce6" office:value-type="string">
            <text:p>F</text:p>
          </table:table-cell>
          <table:table-cell table:style-name="ce6" table:number-columns-repeated="6"/>
          <table:table-cell table:style-name="ce6" office:value-type="string">
            <text:p>F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11]" office:value-type="float" office:value="10">
            <text:p>10</text:p>
          </table:table-cell>
          <table:table-cell table:style-name="ce11" table:formula="of:=[datos.B11]" office:value-type="string" office:string-value="Ramírez">
            <text:p>Ramírez</text:p>
          </table:table-cell>
          <table:table-cell table:style-name="ce11" table:formula="of:=[datos.C11]" office:value-type="string" office:string-value="Acosta">
            <text:p>Acosta</text:p>
          </table:table-cell>
          <table:table-cell table:style-name="ce11" table:formula="of:=[datos.D11]" office:value-type="string" office:string-value="Samuel">
            <text:p>Samu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5"/>
          <table:table-cell table:style-name="ce6" office:value-type="string">
            <text:p>S</text:p>
          </table:table-cell>
          <table:table-cell table:style-name="ce6" table:number-columns-repeated="5"/>
          <table:table-cell table:style-name="ce17"/>
          <table:table-cell table:style-name="ce6" table:number-columns-repeated="11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12]" office:value-type="float" office:value="11">
            <text:p>11</text:p>
          </table:table-cell>
          <table:table-cell table:style-name="ce11" table:formula="of:=[datos.B12]" office:value-type="string" office:string-value="Rios">
            <text:p>Rios</text:p>
          </table:table-cell>
          <table:table-cell table:style-name="ce11" table:formula="of:=[datos.C12]" office:value-type="string" office:string-value="Miguel">
            <text:p>Miguel</text:p>
          </table:table-cell>
          <table:table-cell table:style-name="ce11" table:formula="of:=[datos.D12]" office:value-type="string" office:string-value="Miguel">
            <text:p>Miguel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3"/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F</text:p>
          </table:table-cell>
          <table:table-cell table:style-name="ce17"/>
          <table:table-cell table:style-name="ce6" table:number-columns-repeated="2"/>
          <table:table-cell table:style-name="ce6" office:value-type="string">
            <text:p>F</text:p>
          </table:table-cell>
          <table:table-cell table:style-name="ce6"/>
          <table:table-cell table:number-columns-repeated="3" table:style-name="ce6" office:value-type="string">
            <text:p>S</text:p>
          </table:table-cell>
          <table:table-cell table:style-name="ce6"/>
          <table:table-cell table:number-columns-repeated="2" table:style-name="ce6" office:value-type="string">
            <text:p>F</text:p>
          </table:table-cell>
          <table:table-cell table:style-name="ce6"/>
          <table:table-cell table:style-name="ce6" office:value-type="string">
            <text:p>F</text:p>
          </table:table-cell>
          <table:table-cell table:style-name="ce6" table:number-columns-repeated="35"/>
          <table:table-cell table:number-columns-repeated="959"/>
        </table:table-row>
        <table:table-row table:style-name="ro1">
          <table:table-cell table:style-name="ce6" table:formula="of:=[datos.A13]" office:value-type="float" office:value="12">
            <text:p>12</text:p>
          </table:table-cell>
          <table:table-cell table:style-name="ce11" table:formula="of:=[datos.B13]" office:value-type="string" office:string-value="vargas">
            <text:p>vargas</text:p>
          </table:table-cell>
          <table:table-cell table:style-name="ce11" table:formula="of:=[datos.C13]" office:value-type="string" office:string-value="cabrera">
            <text:p>cabrera</text:p>
          </table:table-cell>
          <table:table-cell table:style-name="ce11" table:formula="of:=[datos.D13]" office:value-type="string" office:string-value="dayron">
            <text:p>dayron</text:p>
          </table:table-cell>
          <table:table-cell table:number-columns-repeated="2" table:style-name="ce6" office:value-type="string">
            <text:p>F</text:p>
          </table:table-cell>
          <table:table-cell table:style-name="ce6" table:number-columns-repeated="11"/>
          <table:table-cell table:style-name="ce17"/>
          <table:table-cell table:style-name="ce6" table:number-columns-repeated="7"/>
          <table:table-cell table:number-columns-repeated="4" table:style-name="ce6" office:value-type="string">
            <text:p>S</text:p>
          </table:table-cell>
          <table:table-cell table:style-name="ce6" office:value-type="string">
            <text:p>F</text:p>
          </table:table-cell>
          <table:table-cell table:number-columns-repeated="3" table:style-name="ce6" office:value-type="string">
            <text:p>S</text:p>
          </table:table-cell>
          <table:table-cell table:style-name="ce6" table:number-columns-repeated="32"/>
          <table:table-cell table:number-columns-repeated="959"/>
        </table:table-row>
        <table:table-row table:style-name="ro1">
          <table:table-cell table:style-name="ce7" table:number-columns-repeated="4"/>
          <table:table-cell table:style-name="ce14" table:number-columns-repeated="9"/>
          <table:table-cell table:style-name="ce14" office:value-type="string">
            <text:p>V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V</text:p>
          </table:table-cell>
          <table:table-cell table:style-name="ce14" table:number-columns-repeated="151"/>
          <table:table-cell table:style-name="ce7" table:number-columns-repeated="84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5"/>
          <table:table-cell/>
          <table:table-cell table:style-name="ce16" office:value-type="string" table:number-columns-spanned="6" table:number-rows-spanned="1">
            <text:p>Falta profesor</text:p>
          </table:table-cell>
          <table:covered-table-cell table:number-columns-repeated="5"/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datos.B2:datos.ALW1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04/11/2011</text:date>, <text:time>10:3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date>2011-11-04T10:32:14</dc:date>
    <dc:creator>user </dc:creator>
    <meta:editing-duration>PT2H40M25S</meta:editing-duration>
    <meta:editing-cycles>23</meta:editing-cycles>
    <meta:document-statistic meta:table-count="2" meta:cell-count="296" meta:object-count="0"/>
  </office:meta>
</office:document-meta>
</file>